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text-properties style:font-name="Courier 10 Pitch1"/>
    </style:style>
    <style:style style:name="P3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PAN</text:p>
            <text:p><text:span text:style-name="T1">Hands 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LWP::Simple</text:p>
                <text:list>
                  <text:list-item>
                    <text:p>Use LWP::Simple to fetch <text:a xlink:href="http://saltlake.pm.org/" xlink:type="simple">http://saltlake.pm.org</text:a></text:p>
                  </text:list-item>
                  <text:list-item>
                    <text:p>Save the document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: RESTful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Mojolicious</text:p>
              </text:list-item>
              <text:list-item>
                <text:p>Install Text::CSV</text:p>
              </text:list-item>
              <text:list-item>
                <text:p>Compose a minimal CSV document by hand.</text:p>
              </text:list-item>
              <text:list-item>
                <text:p>Use Text::CSV to read it into a Perl data structure.</text:p>
              </text:list-item>
              <text:list-item>
                <text:p>Use Mojolicious to serve it as either a text dump or JSON format based on user's GET reque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pan install Mojolicious</text:span></text:p>
              </text:list-item>
              <text:list-item>
                <text:p><text:span text:style-name="T2">cpan install Text::C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CSV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my $csv_data = &lt;&lt;'HERE';</text:span></text:p>
                <text:p><text:span text:style-name="T2">name,age,sex</text:span></text:p>
                <text:p><text:span text:style-name="T2">Dave Oswald,46,male</text:span></text:p>
                <text:p><text:span text:style-name="T2">Aileen Oswald,42,female</text:span></text:p>
                <text:p><text:span text:style-name="T2">Nathaniel Oswald,5,male</text:span></text:p>
                <text:p><text:span text:style-name="T2">Noelle Oswald,3,female</text:span></text:p>
                <text:p><text:span text:style-name="T2">HE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ing an in-memory filehand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open my $infh, '&lt;', \$csv_data or die $!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't Pan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may sound difficult. <text:s/>It's not so bad.</text:p>
                <text:p/>
              </text:list-item>
              <text:list-item>
                <text:p>It may sound simple. <text:s/>It's not exactly simple.</text:p>
                <text:p/>
              </text:list-item>
              <text:list-item>
                <text:p>You can do it. <text:s/>I can help.</text:p>
                <text:list>
                  <text:list-item>
                    <text:p>We also want to get the feel for finding and following examples in the POD.</text:p>
                    <text:p/>
                  </text:list-item>
                </text:list>
              </text:list-item>
              <text:list-item>
                <text:p>Start with my frame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basic framework</text:p>
          </draw:text-box>
        </draw:frame>
        <draw:frame presentation:style-name="pr4" draw:text-style-name="P2" draw:layer="layout" svg:width="25.199cm" svg:height="18.288cm" svg:x="1.4cm" svg:y="2.286cm" presentation:class="outline" presentation:user-transformed="true">
          <draw:text-box>
            <text:list text:style-name="L2">
              <text:list-header>
                <text:p><text:span text:style-name="T2">use Mojolicious::Lite;</text:span></text:p>
                <text:p><text:span text:style-name="T2">use Data::Dumper;</text:span></text:p>
                <text:p><text:span text:style-name="T2">use Text::CSV;</text:span></text:p>
                <text:p><text:span text:style-name="T2"/></text:p>
                <text:p><text:span text:style-name="T2"># We'll open this as an in-memory file for Text::CSV to use.</text:span></text:p>
                <text:p><text:span text:style-name="T2">my $csv_data = &lt;&lt;'HERE';</text:span></text:p>
                <text:p><text:span text:style-name="T2">name,age,sex</text:span></text:p>
                <text:p><text:span text:style-name="T2">Dave Oswald,46,male</text:span></text:p>
                <text:p><text:span text:style-name="T2">Aileen Oswald,42,female</text:span></text:p>
                <text:p><text:span text:style-name="T2">Nathaniel Oswald,5,male</text:span></text:p>
                <text:p><text:span text:style-name="T2">Noelle Oswald,3,female</text:span></text:p>
                <text:p><text:span text:style-name="T2">HERE</text:span></text:p>
                <text:p><text:span text:style-name="T2"/></text:p>
                <text:p><text:span text:style-name="T2"># Mojolicious GET request handler at /data.</text:span></text:p>
                <text:p><text:span text:style-name="T2"># /data.json returns json. <text:s/>/data.txt returns text dump.</text:span></text:p>
                <text:p><text:span text:style-name="T2">get '/data' =&gt; [format =&gt; [ qw( json txt ) ]] =&gt; sub {</text:span></text:p>
                <text:p><text:span text:style-name="T2"><text:s text:c="2"/></text:span><text:span text:style-name="T2">my $c = shift;</text:span></text:p>
                <text:p><text:span text:style-name="T2"><text:s text:c="2"/></text:span><text:span text:style-name="T2">my $data = fetch_structure($csv_data);</text:span></text:p>
                <text:p><text:span text:style-name="T2"/></text:p>
                <text:p><text:span text:style-name="T2"><text:s text:c="2"/></text:span><text:span text:style-name="T2"># See documentation in Mojolicious::Lite</text:span></text:p>
                <text:p><text:span text:style-name="T2">};</text:span></text:p>
                <text:p><text:span text:style-name="T2"/></text:p>
                <text:p><text:span text:style-name="T2">sub fetch_structure {</text:span></text:p>
                <text:p><text:span text:style-name="T2"><text:s text:c="2"/></text:span><text:span text:style-name="T2">my $data = shift;</text:span></text:p>
                <text:p><text:span text:style-name="T2"/></text:p>
                <text:p><text:span text:style-name="T2"><text:s text:c="2"/></text:span><text:span text:style-name="T2">my @structure;</text:span></text:p>
                <text:p><text:span text:style-name="T2"><text:s text:c="2"/></text:span><text:span text:style-name="T2">open my $infh, '&lt;', \$data or die $!;</text:span></text:p>
                <text:p><text:span text:style-name="T2"/></text:p>
                <text:p><text:span text:style-name="T2"><text:s text:c="2"/></text:span><text:span text:style-name="T2"># Get the field names, then iterate over the remaining CSV building a data-</text:span></text:p>
                <text:p><text:span text:style-name="T2"><text:s text:c="2"/></text:span><text:span text:style-name="T2"># structure out of the fields for each row. Use getline().</text:span></text:p>
                <text:p><text:span text:style-name="T2"><text:s text:c="2"/></text:span></text:p>
                <text:p><text:span text:style-name="T2"><text:s text:c="2"/></text:span><text:span text:style-name="T2">return { people =&gt; \@structure };</text:span></text:p>
                <text:p><text:span text:style-name="T2">}</text:span></text:p>
                <text:p><text:span text:style-name="T2"/></text:p>
                <text:p><text:span text:style-name="T2">app-&gt;star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5:44:03.636688584</meta:creation-date>
    <dc:date>2014-07-10T22:19:59.419781510</dc:date>
    <meta:editing-duration>PT7M28S</meta:editing-duration>
    <meta:editing-cycles>5</meta:editing-cycles>
    <meta:generator>LibreOffice/4.2.4.2$Linux_X86_64 LibreOffice_project/420m0$Build-2</meta:generator>
    <meta:document-statistic meta:object-count="52"/>
  </office:meta>
</office:document-meta>
</file>